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color="#808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number-columns-repeated="2" table:default-cell-style-name="ce2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ID interim</text:p>
          </table:table-cell>
          <table:table-cell table:style-name="ce1" office:value-type="string" calcext:value-type="string">
            <text:p>Fundnr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Typ</text:p>
          </table:table-cell>
          <table:table-cell table:style-name="ce1" office:value-type="string" calcext:value-type="string">
            <text:p>Merkmal1</text:p>
          </table:table-cell>
          <table:table-cell table:style-name="ce1" office:value-type="string" calcext:value-type="string">
            <text:p>Anmerk</text:p>
          </table:table-cell>
          <table:table-cell table:style-name="ce1" office:value-type="string" calcext:value-type="string">
            <text:p>DMmax</text:p>
          </table:table-cell>
          <table:table-cell table:style-name="ce1" office:value-type="string" calcext:value-type="string">
            <text:p>Dmpro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1" table:number-columns-repeated="1012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erbstichKL; Kerb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erb1(?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30302" calcext:value-type="float">
            <text:p>1230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96" calcext:value-type="float">
            <text:p>12302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WBG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2" calcext:value-type="float">
            <text:p>1230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7" calcext:value-type="float">
            <text:p>1230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ipp G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G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GR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5</text:p>
          </table:table-cell>
          <table:table-cell/>
          <table:table-cell office:value-type="string" calcext:value-type="string">
            <text:p>Bobzin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G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8" calcext:value-type="float">
            <text:p>12303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arz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G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K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erb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K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50" calcext:value-type="float">
            <text:p>123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erb3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Zylinderha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204" calcext:value-type="float">
            <text:p>12302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200" calcext:value-type="float">
            <text:p>1230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06" calcext:value-type="float">
            <text:p>1230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GF schmal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WBK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5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WBK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WBK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k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ipperow/Tetero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WBKL</text:p>
          </table:table-cell>
          <table:table-cell table:number-columns-repeated="2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28" calcext:value-type="float">
            <text:p>12304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0" calcext:value-type="float">
            <text:p>1230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6" calcext:value-type="float">
            <text:p>12303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1-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/>
          <table:table-cell office:value-type="string" calcext:value-type="string">
            <text:p>W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arz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-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arz/Deckel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/>
          <table:table-cell office:value-type="string" calcext:value-type="string">
            <text:p>W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36" calcext:value-type="float">
            <text:p>1230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63" calcext:value-type="float">
            <text:p>12304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27" calcext:value-type="float">
            <text:p>1230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6" calcext:value-type="float">
            <text:p>1230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/>
          <table:table-cell office:value-type="string" calcext:value-type="string">
            <text:p>Kerb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WBKL</text:p>
          </table:table-cell>
          <table:table-cell table:number-columns-repeated="2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WB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82" calcext:value-type="float">
            <text:p>12302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Vipperow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KL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arz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30434" calcext:value-type="float">
            <text:p>1230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rz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WBKL; Kerb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288" calcext:value-type="float">
            <text:p>1230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73" calcext:value-type="float">
            <text:p>1230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05" calcext:value-type="float">
            <text:p>1230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Kerb3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WB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erb1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3041" calcext:value-type="float">
            <text:p>123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G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erb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GF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30250" calcext:value-type="float">
            <text:p>1230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-T8</text:p>
          </table:table-cell>
          <table:table-cell office:value-type="string" calcext:value-type="string">
            <text:p>teterow/Vipperow</text:p>
          </table:table-cell>
          <table:table-cell table:number-columns-repeated="1018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1:17:20.770000000</meta:creation-date>
    <dc:date>2018-11-24T15:27:05.226000000</dc:date>
    <meta:editing-duration>PT2H48M7S</meta:editing-duration>
    <meta:editing-cycles>27</meta:editing-cycles>
    <meta:generator>LibreOffice/5.1.6.2$Windows_x86 LibreOffice_project/07ac168c60a517dba0f0d7bc7540f5afa45f0909</meta:generator>
    <meta:document-statistic meta:table-count="1" meta:cell-count="780" meta:object-count="0"/>
  </office:meta>
</office:document-meta>
</file>